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b7197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officeooo:paragraph-rsid="000b7197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1af2" officeooo:paragraph-rsid="000f452a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dc93" officeooo:paragraph-rsid="0009dc93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dc93" officeooo:paragraph-rsid="000b3161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officeooo:paragraph-rsid="000c306d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1af2" officeooo:paragraph-rsid="000f452a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background-color="#ffff00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097a4c" officeooo:paragraph-rsid="000b7197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0c306d"/>
    </style:style>
    <style:style style:name="P2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0b719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9a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cd5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834c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97a4c" fo:background-color="transparent" loext:char-shading-value="0"/>
    </style:style>
    <style:style style:name="T11" style:family="text">
      <style:text-properties fo:font-weight="bold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9834c"/>
    </style:style>
    <style:style style:name="T14" style:family="text">
      <style:text-properties officeooo:rsid="0009dc93"/>
    </style:style>
    <style:style style:name="T15" style:family="text">
      <style:text-properties officeooo:rsid="000c306d"/>
    </style:style>
    <style:style style:name="T16" style:family="text">
      <style:text-properties officeooo:rsid="0010668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0e78dd1a-7fff-1a10-ca4d-c84f6ecfddd3"/>Copertina</text:p>
      <text:p text:style-name="P4">Indice</text:p>
      <text:p text:style-name="P4">Scopo del documento</text:p>
      <text:p text:style-name="P2"><text:span text:style-name="T2">Con il presente documento si intende fare una prima analisi, in linguaggio naturale, dei requisiti e di altri aspetti del progetto </text:span><text:span text:style-name="T8">SpottyThings</text:span><text:span text:style-name="T2">. L’obiettivo del documento è quello di definire i seguenti punti:</text:span></text:p>
      <text:list xml:id="list3088860899" text:style-name="L1">
        <text:list-item>
          <text:p text:style-name="P12">Obiettivi del progetto.</text:p>
        </text:list-item>
        <text:list-item>
          <text:p text:style-name="P12">Requisiti funzionali.</text:p>
        </text:list-item>
        <text:list-item>
          <text:p text:style-name="P12">Requisiti non funzionali.</text:p>
        </text:list-item>
        <text:list-item>
          <text:p text:style-name="P12">Requisiti di Front-End.</text:p>
        </text:list-item>
        <text:list-item>
          <text:p text:style-name="P12">Requisiti di Back-End.</text:p>
        </text:list-item>
      </text:list>
      <text:p text:style-name="P1"/>
      <text:p text:style-name="P4">Obiettivi del progetto</text:p>
      <text:p text:style-name="P2"><text:span text:style-name="T2">Il progetto </text:span><text:span text:style-name="T8">SpottyThings </text:span><text:span text:style-name="T2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P3"/>
      <text:p text:style-name="P3">Nello specifico il sistema deve permettere di:</text:p>
      <text:list xml:id="list903615193" text:style-name="L2">
        <text:list-item>
          <text:p text:style-name="P13">registrarsi e confermare la propria identità per poter procedere con una transazione: solo gli utenti autenticati potranno sfruttare appieno le potenzialità del sito, ovvero lo scambio, l’affitto e l’acquisto/vendita degli oggetti, oltre che la personalizzazione del proprio profilo;</text:p>
        </text:list-item>
        <text:list-item>
          <text:p text:style-name="P13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21"><text:span text:style-name="T9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</text:span><text:span text:style-name="T10">(</text:span><text:span text:style-name="T9">La figura </text:span><text:span text:style-name="T11">fig 1</text:span><text:span text:style-name="T9"> mostra un possibile esempio di form da compilare con le varie informazioni sul prodotto</text:span><text:span text:style-name="T10">;);;</text:span></text:p>
        </text:list-item>
        <text:list-item>
          <text:p text:style-name="P13">permettere l’interazione tra un venditore e un compratore tramite una chat privata;</text:p>
        </text:list-item>
        <text:list-item>
          <text:p text:style-name="P14">agli utenti registrate di avere un profilo personale in cui sono presenti alcune informazioni personali, oltre che permettere di vedere lo stato dei prodotti postati <text:span text:style-name="T13">e</text:span> lo storico degli acquisti;</text:p>
        </text:list-item>
        <text:list-item>
          <text:p text:style-name="P22"><text:span text:style-name="T1">fornire feedback sull’affidabilità dei venditori dando un commento testuale all’operazione effettuata e una valutazione numerica, in modo da creare una sorta di “ranking” dei venditori; </text:span><text:span text:style-name="T7">DA VEDERE DOVE METTERE</text:span></text:p>
        </text:list-item>
        <text:list-item>
          <text:p text:style-name="P23"><text:span text:style-name="T3">g</text:span><text:span text:style-name="T2">arantire che la transazione avvenga correttamente, evitando per esempio che venga ricevuto il prodotto prima del pagamento o viceversa, facendo da garante per entrambe le parti coinvolte.</text:span></text:p>
        </text:list-item>
      </text:list>
      <text:p text:style-name="P6"/>
      <text:p text:style-name="P5"/>
      <text:p text:style-name="P5"/>
      <text:p text:style-name="P5"/>
      <text:p text:style-name="P7"/>
      <text:p text:style-name="P11">Il sistema deve:</text:p>
      <text:list xml:id="list3949179510" text:style-name="L3">
        <text:list-item>
          <text:p text:style-name="P15">permettere ad un utente anonimo di registrarsi al sito, compilando un opportuno form in cui deve inserire: nome, cognome, indirizzo di residenza, anno di nascita e altre informazioni anagrafiche; oltre che definire un username univoco e creare una password;</text:p>
        </text:list-item>
        <text:list-item>
          <text:p text:style-name="P15">mettere a disposizione un meccanismo di certificazione per verificare l’identità dell’utente, durante la registrazione;</text:p>
        </text:list-item>
        <text:list-item>
          <text:p text:style-name="P15">permettere di recuperare la password in caso venga dimenticata;</text:p>
        </text:list-item>
        <text:list-item>
          <text:p text:style-name="P15">permettere ad un utente già registrato di accedere sito mediante il proprio username e la propria password;</text:p>
        </text:list-item>
        <text:list-item>
          <text:p text:style-name="P16">permettere di visualizzare e modificare il proprio profilo personale:</text:p>
          <text:list>
            <text:list-item>
              <text:p text:style-name="P16">permette di verificare lo stato degli oggetti postati: in vendita, in affitto o in scambio;</text:p>
            </text:list-item>
            <text:list-item>
              <text:p text:style-name="P16">permette di visualizzare lo storico di tutti i prodotti acquistati;</text:p>
            </text:list-item>
            <text:list-item>
              <text:p text:style-name="P16">permette di visualizzare i commenti e le valutazioni degli altri utenti;</text:p>
            </text:list-item>
          </text:list>
        </text:list-item>
        <text:list-item>
          <text:p text:style-name="P15">permettere di visualizzare il sito e quindi i prodotti disponibili con le relative informazioni;</text:p>
        </text:list-item>
        <text:list-item>
          <text:p text:style-name="P16">fornire per ogni prodotto una scheda personale con la sua descrizione, la tipologia di transazione, se il prodotto è disponibile e in che giorni lo è, nel caso di un affitto;</text:p>
        </text:list-item>
        <text:list-item>
          <text:p text:style-name="P15">permettere di effettuare una ricerca dei documenti sulla base di diversi filtri;</text:p>
        </text:list-item>
        <text:list-item>
          <text:p text:style-name="P15">permettere <text:span text:style-name="T14">all’utente registrato </text:span>di s<text:span text:style-name="T14">alvare i prodotti di suo interesse in una lista specifica;</text:span></text:p>
        </text:list-item>
        <text:list-item>
          <text:p text:style-name="P17">permettere di visualizzare la lista coi prodotti salvati; (!)</text:p>
        </text:list-item>
        <text:list-item>
          <text:p text:style-name="P18">permettere all’utente di contattare l’inserzionista tramite una chat privata per trattare sul prezzo, per chiedere maggiori informazioni o per mettersi in contatto per l’acquisto, il prestito o lo scambio del prodotto con altri oggetti; </text:p>
        </text:list-item>
        <text:list-item>
          <text:p text:style-name="P16">permettere di fornire un feedback e un commento al termine della transazione da parte di entrambe le parti;</text:p>
        </text:list-item>
        <text:list-item>
          <text:p text:style-name="P16">fornire un controllo dell’avvenuto pagamento prima della consegna del prodotto, <text:span text:style-name="T15">tramite conferma del venditore del ricevimento dei soldi sul proprio conto;</text:span></text:p>
        </text:list-item>
        <text:list-item>
          <text:p text:style-name="P19">informare, mediante notifica sull’account o tramite mail, l’acquirente dell’avvenuto pagamento;</text:p>
        </text:list-item>
        <text:list-item>
          <text:p text:style-name="P19">invitare, tramite mail, il venditore alla consegna del prodotto, che verrà confermata dall’acquirente mediante il commento finale e il feedback sulla transazione;</text:p>
        </text:list-item>
        <text:list-item>
          <text:p text:style-name="P19">permettere all’utente di aprire una segnalazione nel caso in cui il prodotto non sia stato consegnato;</text:p>
        </text:list-item>
        <text:list-item>
          <text:p text:style-name="P24"><text:span text:style-name="T4">… </text:span><text:span text:style-name="T6">altre cose sulle garanzie</text:span></text:p>
        </text:list-item>
      </text:list>
      <text:p text:style-name="P9"/>
      <text:p text:style-name="P8"/>
      <text:list xml:id="list231344053671369" text:continue-list="list903615193" text:style-name="L2">
        <text:list-item>
          <text:p text:style-name="P25"><text:span text:style-name="T3">g</text:span><text:span text:style-name="T5">arantire che la transazione avvenga correttamente, evitando per esempio che venga ricevuto il </text:span><text:span text:style-name="T4">pagamento</text:span><text:span text:style-name="T5"> prima del</text:span><text:span text:style-name="T4">la spedizione del prodotto</text:span><text:span text:style-name="T5"> o viceversa, facendo da garante per entrambe le parti coinvolte.</text:span></text:p>
        </text:list-item>
      </text:list>
      <text:p text:style-name="P6"/>
      <text:p text:style-name="P10">Il sistema durante la transazione deve bloccare i fondi, avvisare l’inserzionista che sono disponibili e rilasciarli al termine della transazione dal momento che riceve conferma dell’acquirente/affittuario, nel caso di “problemi” il sistema apre un caso e diventa intermediario per risolvere le incongruenz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2">tutela venditore</text:span>:</text:p>
      <text:p text:style-name="P10"><text:span text:style-name="T16">1) </text:span>acquirente invia i soldi - arrivo dei soldi sul conto del venditore - venditore ha l'ok per mandare il prodotto</text:p>
      <text:p text:style-name="P10"/>
      <text:p text:style-name="P10">* se acquirente segnala che il prodotto non è arrivato quando in realtà è arrivato?</text:p>
      <text:p text:style-name="P10">nel caso di spedizioni via posta, le spedizione (sempre affidate al venditore) sono tracciate <text:span text:style-name="T16">(questo ovviamente viene fatto sempre), </text:span>l'acquirente firma quando arriva il pacco e ciuccia</text:p>
      <text:p text:style-name="P10"/>
      <text:p text:style-name="P10"><text:span text:style-name="T12">tutela acquirente</text:span>:</text:p>
      <text:p text:style-name="P10">acquirente invia i soldi -</text:p>
      <text:p text:style-name="P10"/>
      <text:p text:style-name="P10">** se venditore non invia il prodotto?</text:p>
      <text:p text:style-name="P10">il venditore scappa con i soldi, l'aquirente presenta una segnalazione (se falsa vedere il punto *), contattiamo noi il profilo, in caso di mancata risposta denuncia alle autorità competenti (si vede che prodotto non è stato mandato <text:span text:style-name="T16">dal fatto che non è avvenuta una spedizione</text:span> ecc.) grazie ai documenti caricati</text:p>
      <text:p text:style-name="P10"/>
      <text:p text:style-name="P10">se invece lo scambio non è fatto via spedizione, ma di persona? pagamento in contanti alla consegna.</text:p>
      <text:p text:style-name="P10"/>
      <text:p text:style-name="P10">*** se venditore non invia il prodotto corretto?</text:p>
      <text:p text:style-name="P10">segnalazione a noi, notifica e foto del prodotto mandato, denuncia del vendito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51:45.074329482</meta:creation-date>
    <dc:date>2022-09-28T23:13:41.456773338</dc:date>
    <meta:editing-duration>PT23M1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982" meta:character-count="6380" meta:non-whitespace-character-count="5483"/>
  </office:meta>
</office:document-meta>
</file>